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1cm" svg:height="1.2cm" svg:x="1.721cm" svg:y="3cm">
          <text:p text:style-name="P1"><text:span text:style-name="T1">Variable</text:span></text:p>
          <text:p text:style-name="P1"><text:span text:style-name="T1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3cm" svg:height="1.2cm" svg:x="5.821cm" svg:y="3cm">
          <text:p text:style-name="P1"><text:span text:style-name="T1">Update</text:span></text:p>
          <text:p text:style-name="P1"><text:span text:style-name="T1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.782cm" svg:y1="1.569cm" svg:x2="2.771cm" svg:y2="3cm" draw:start-shape="id1" draw:start-glue-point="2" draw:end-shape="id2" svg:d="m2782 1569-11 1431">
          <text:p text:style-name="P8"/>
        </draw:connector>
        <draw:connector draw:style-name="gr2" draw:text-style-name="P3" draw:layer="layout" svg:x1="2.782cm" svg:y1="1.569cm" svg:x2="7.471cm" svg:y2="3cm" draw:start-shape="id1" draw:start-glue-point="2" draw:end-shape="id3" draw:end-glue-point="0" svg:d="m2782 1569v716h4689v715">
          <text:p text:style-name="P8"/>
        </draw:connector>
        <draw:custom-shape draw:style-name="gr3" draw:text-style-name="P5" draw:id="id4" draw:layer="layout" svg:width="1.997cm" svg:height="2cm" svg:x="6.469cm" svg:y="5.4cm">
          <text:p text:style-name="P4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line" svg:x1="7.466cm" svg:y1="5.4cm" svg:x2="7.471cm" svg:y2="4.2cm" draw:start-shape="id4" draw:start-glue-point="4" draw:end-shape="id3" svg:d="m7466 5400 5-1200">
          <text:p text:style-name="P8"/>
        </draw:connector>
        <draw:connector draw:style-name="gr2" draw:text-style-name="P3" draw:layer="layout" draw:type="line" svg:x1="10.435cm" svg:y1="6.397cm" svg:x2="8.464cm" svg:y2="6.399cm" draw:start-shape="id5" draw:start-glue-point="3" draw:end-shape="id4" draw:end-glue-point="10" svg:d="m10435 6397-1971 2">
          <text:p text:style-name="P8"/>
        </draw:connector>
        <draw:connector draw:style-name="gr2" draw:text-style-name="P3" draw:layer="layout" svg:x1="2.771cm" svg:y1="4.2cm" svg:x2="6.469cm" svg:y2="6.399cm" draw:start-shape="id2" draw:start-glue-point="2" draw:end-shape="id4" draw:end-glue-point="6" svg:d="m2771 4200v2199h3698">
          <text:p text:style-name="P8"/>
        </draw:connector>
        <draw:connector draw:style-name="gr2" draw:text-style-name="P3" draw:layer="layout" draw:type="line" svg:x1="2.771cm" svg:y1="4.2cm" svg:x2="2.787cm" svg:y2="7.208cm" draw:start-shape="id2" draw:start-glue-point="2" draw:end-shape="id6" draw:end-glue-point="0" svg:d="m2771 4200 16 3008">
          <text:p text:style-name="P8"/>
        </draw:connector>
        <draw:connector draw:style-name="gr2" draw:text-style-name="P3" draw:layer="layout" draw:type="line" svg:x1="5.821cm" svg:y1="3.6cm" svg:x2="3.821cm" svg:y2="3.6cm" draw:start-shape="id3" draw:start-glue-point="3" draw:end-shape="id2" svg:d="m5821 3600h-2000">
          <text:p text:style-name="P8"/>
        </draw:connector>
        <draw:frame draw:style-name="gr4" draw:text-style-name="P7" draw:id="id5" draw:layer="layout" svg:width="1.886cm" svg:height="1.205cm" svg:x="10.435cm" svg:y="5.795cm">
          <draw:text-box>
            <text:p text:style-name="P6"><text:span text:style-name="T1">From</text:span></text:p>
            <text:p text:style-name="P6"><text:span text:style-name="T1"><text:s/></text:span><text:span text:style-name="T1">Reference</text:span></text:p>
            <text:p text:style-name="P6"><text:span text:style-name="T1"><text:s/></text:span><text:span text:style-name="T1">Tracking</text:span></text:p>
          </draw:text-box>
        </draw:frame>
        <draw:frame draw:style-name="gr4" draw:text-style-name="P9" draw:layer="layout" svg:width="0.642cm" svg:height="0.725cm" svg:x="9.906cm" svg:y="7.048cm">
          <draw:text-box>
            <text:p text:style-name="P8"><text:span text:style-name="T2">-</text:span></text:p>
          </draw:text-box>
        </draw:frame>
        <draw:frame draw:style-name="gr4" draw:text-style-name="P9" draw:layer="layout" svg:width="0.748cm" svg:height="0.725cm" svg:x="6.434cm" svg:y="7.027cm">
          <draw:text-box>
            <text:p text:style-name="P8"><text:span text:style-name="T2">+</text:span></text:p>
          </draw:text-box>
        </draw:frame>
        <draw:frame draw:style-name="gr4" draw:text-style-name="P7" draw:id="id6" draw:layer="layout" svg:width="3.114cm" svg:height="0.569cm" svg:x="1.23cm" svg:y="7.208cm">
          <draw:text-box>
            <text:p text:style-name="P8"><text:span text:style-name="T1">To Cross Correlation</text:span></text:p>
          </draw:text-box>
        </draw:frame>
        <draw:frame draw:style-name="gr4" draw:text-style-name="P7" draw:id="id1" draw:layer="layout" svg:width="3.52cm" svg:height="0.569cm" svg:x="1.022cm" svg:y="1cm">
          <draw:text-box>
            <text:p text:style-name="P8"><text:span text:style-name="T1">From Signal Proces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0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8T17:00:36</meta:creation-date>
    <dc:date>2011-01-16T23:54:59</dc:date>
    <meta:editing-cycles>9</meta:editing-cycles>
    <meta:editing-duration>PT43M3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